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36in" style:rel-column-width="22462*"/>
    </style:style>
    <style:style style:name="Table2.B" style:family="table-column">
      <style:table-column-properties style:column-width="4.5514in" style:rel-column-width="430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3d645" officeooo:paragraph-rsid="0023d645"/>
    </style:style>
    <style:style style:name="P2" style:family="paragraph" style:parent-style-name="Standard">
      <style:text-properties officeooo:rsid="0026613c" officeooo:paragraph-rsid="0026613c"/>
    </style:style>
    <style:style style:name="P3" style:family="paragraph" style:parent-style-name="Standard">
      <style:text-properties officeooo:rsid="00094978" officeooo:paragraph-rsid="00094978"/>
    </style:style>
    <style:style style:name="P4" style:family="paragraph" style:parent-style-name="Standard">
      <style:text-properties officeooo:rsid="0001434d" officeooo:paragraph-rsid="0001434d"/>
    </style:style>
    <style:style style:name="P5" style:family="paragraph" style:parent-style-name="Standard">
      <style:text-properties officeooo:rsid="0012dcea" officeooo:paragraph-rsid="0012dcea"/>
    </style:style>
    <style:style style:name="P6" style:family="paragraph" style:parent-style-name="Standard">
      <style:text-properties officeooo:rsid="00149b90" officeooo:paragraph-rsid="00149b90"/>
    </style:style>
    <style:style style:name="P7" style:family="paragraph" style:parent-style-name="Standard">
      <style:text-properties officeooo:rsid="002d2839" officeooo:paragraph-rsid="002d29c2"/>
    </style:style>
    <style:style style:name="P8" style:family="paragraph" style:parent-style-name="Standard">
      <style:text-properties officeooo:rsid="00327fc2" officeooo:paragraph-rsid="00327fc2"/>
    </style:style>
    <style:style style:name="P9" style:family="paragraph" style:parent-style-name="Standard">
      <style:text-properties officeooo:rsid="000acb7f" officeooo:paragraph-rsid="003d469f"/>
    </style:style>
    <style:style style:name="P10" style:family="paragraph" style:parent-style-name="Standard">
      <style:text-properties officeooo:rsid="000b81c5" officeooo:paragraph-rsid="003d469f"/>
    </style:style>
    <style:style style:name="P11" style:family="paragraph" style:parent-style-name="Standard">
      <style:text-properties officeooo:rsid="000d544b" officeooo:paragraph-rsid="003d469f"/>
    </style:style>
    <style:style style:name="P12" style:family="paragraph" style:parent-style-name="Table_20_Contents">
      <style:text-properties style:font-name="Courier 10 Pitch" fo:font-size="9pt" style:font-size-asian="9pt" style:font-size-complex="9pt"/>
    </style:style>
    <style:style style:name="P13" style:family="paragraph" style:parent-style-name="Table_20_Contents">
      <style:text-properties officeooo:rsid="00370710" officeooo:paragraph-rsid="00370710"/>
    </style:style>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text-properties fo:language="zxx" fo:country="none" style:language-asian="zxx" style:country-asian="none"/>
    </style:style>
    <style:style style:name="P16" style:family="paragraph" style:parent-style-name="Header">
      <style:paragraph-properties style:snap-to-layout-grid="false"/>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1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2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1" style:family="paragraph" style:parent-style-name="Footer">
      <style:paragraph-properties>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2.8437in"/>
        </style:tab-stops>
      </style:paragraph-properties>
    </style:style>
    <style:style style:name="P23" style:family="paragraph" style:parent-style-name="Standard">
      <style:text-properties officeooo:rsid="0035e139" officeooo:paragraph-rsid="0035e139"/>
    </style:style>
    <style:style style:name="P24" style:family="paragraph" style:parent-style-name="Standard">
      <style:text-properties officeooo:rsid="0001434d" officeooo:paragraph-rsid="0001434d"/>
    </style:style>
    <style:style style:name="P25" style:family="paragraph" style:parent-style-name="Standard">
      <style:text-properties officeooo:rsid="000b81c5" officeooo:paragraph-rsid="003d469f"/>
    </style:style>
    <style:style style:name="P26" style:family="paragraph" style:parent-style-name="Standard">
      <style:text-properties officeooo:rsid="00169a16" officeooo:paragraph-rsid="00169a16"/>
    </style:style>
    <style:style style:name="P27" style:family="paragraph" style:parent-style-name="Standard">
      <style:text-properties officeooo:rsid="0008a2af" officeooo:paragraph-rsid="0008a2af"/>
    </style:style>
    <style:style style:name="P28" style:family="paragraph" style:parent-style-name="Standard">
      <style:text-properties officeooo:rsid="00094978" officeooo:paragraph-rsid="00094978"/>
    </style:style>
    <style:style style:name="P29" style:family="paragraph" style:parent-style-name="Standard">
      <style:text-properties officeooo:rsid="000d544b" officeooo:paragraph-rsid="003d469f"/>
    </style:style>
    <style:style style:name="P30" style:family="paragraph" style:parent-style-name="Standard">
      <style:text-properties officeooo:rsid="0012dcea" officeooo:paragraph-rsid="0012dcea"/>
    </style:style>
    <style:style style:name="P31" style:family="paragraph" style:parent-style-name="Standard">
      <style:text-properties officeooo:rsid="00149b90" officeooo:paragraph-rsid="00149b90"/>
    </style:style>
    <style:style style:name="P32" style:family="paragraph" style:parent-style-name="Standard">
      <style:text-properties officeooo:rsid="0018df57" officeooo:paragraph-rsid="001aa9c5"/>
    </style:style>
    <style:style style:name="P33" style:family="paragraph" style:parent-style-name="Standard">
      <style:text-properties officeooo:rsid="001aa9c5" officeooo:paragraph-rsid="001aa9c5"/>
    </style:style>
    <style:style style:name="P34" style:family="paragraph" style:parent-style-name="Standard">
      <style:text-properties officeooo:rsid="001f48f5" officeooo:paragraph-rsid="001f48f5"/>
    </style:style>
    <style:style style:name="P35" style:family="paragraph" style:parent-style-name="Standard">
      <style:text-properties officeooo:rsid="0023d645" officeooo:paragraph-rsid="0023d645"/>
    </style:style>
    <style:style style:name="P36" style:family="paragraph" style:parent-style-name="Standard">
      <style:text-properties officeooo:rsid="0026613c" officeooo:paragraph-rsid="0026613c"/>
    </style:style>
    <style:style style:name="P37" style:family="paragraph" style:parent-style-name="Standard">
      <style:text-properties officeooo:rsid="002868ba" officeooo:paragraph-rsid="002868ba"/>
    </style:style>
    <style:style style:name="P38" style:family="paragraph" style:parent-style-name="Standard">
      <style:text-properties officeooo:rsid="002d2839" officeooo:paragraph-rsid="002d29c2"/>
    </style:style>
    <style:style style:name="P39" style:family="paragraph" style:parent-style-name="Standard">
      <style:text-properties officeooo:rsid="00308a80" officeooo:paragraph-rsid="00308a80"/>
    </style:style>
    <style:style style:name="P40" style:family="paragraph" style:parent-style-name="Standard">
      <style:text-properties officeooo:rsid="00344f25" officeooo:paragraph-rsid="003d469f"/>
    </style:style>
    <style:style style:name="P41" style:family="paragraph" style:parent-style-name="Standard">
      <style:text-properties officeooo:rsid="000de4ff" officeooo:paragraph-rsid="003d469f"/>
    </style:style>
    <style:style style:name="P42" style:family="paragraph" style:parent-style-name="Standard">
      <style:text-properties officeooo:rsid="0035c68e" officeooo:paragraph-rsid="003d469f"/>
    </style:style>
    <style:style style:name="P43" style:family="paragraph" style:parent-style-name="Standard">
      <style:text-properties officeooo:rsid="00096f0d" officeooo:paragraph-rsid="003d469f"/>
    </style:style>
    <style:style style:name="P44" style:family="paragraph" style:parent-style-name="Standard">
      <style:text-properties officeooo:rsid="000a0367" officeooo:paragraph-rsid="003d469f"/>
    </style:style>
    <style:style style:name="P45" style:family="paragraph" style:parent-style-name="Standard">
      <style:text-properties officeooo:rsid="000acb7f" officeooo:paragraph-rsid="003d469f"/>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Standard">
      <style:paragraph-properties fo:break-before="page"/>
    </style:style>
    <style:style style:name="P48" style:family="paragraph" style:parent-style-name="Table_20_Contents">
      <style:text-properties style:font-name="Courier 10 Pitch" fo:font-size="9pt" style:font-size-asian="9pt" style:font-size-complex="9pt"/>
    </style:style>
    <style:style style:name="P49" style:family="paragraph" style:parent-style-name="Table_20_Contents">
      <style:text-properties style:font-name="Courier 10 Pitch" fo:font-size="9pt" officeooo:rsid="00370710" officeooo:paragraph-rsid="00370710" style:font-size-asian="9pt" style:font-size-complex="9pt"/>
    </style:style>
    <style:style style:name="P50" style:family="paragraph" style:parent-style-name="Table_20_Contents">
      <style:text-properties style:font-name="Courier 10 Pitch" fo:font-size="9pt" officeooo:rsid="00370710" officeooo:paragraph-rsid="003a8c52" style:font-size-asian="9pt" style:font-size-complex="9pt"/>
    </style:style>
    <style:style style:name="P51" style:family="paragraph" style:parent-style-name="Table_20_Contents">
      <style:text-properties style:font-name="Courier 10 Pitch" fo:font-size="9pt" officeooo:rsid="003d469f" officeooo:paragraph-rsid="003d469f" style:font-size-asian="9pt" style:font-size-complex="9pt"/>
    </style:style>
    <style:style style:name="P52" style:family="paragraph" style:parent-style-name="Table_20_Contents">
      <style:text-properties officeooo:rsid="00370710" officeooo:paragraph-rsid="00370710"/>
    </style:style>
    <style:style style:name="P53" style:family="paragraph" style:parent-style-name="Table_20_Contents">
      <style:text-properties officeooo:rsid="00370710" officeooo:paragraph-rsid="003a8c52"/>
    </style:style>
    <style:style style:name="P54" style:family="paragraph" style:parent-style-name="Table_20_Contents">
      <style:text-properties officeooo:rsid="0038de5b" officeooo:paragraph-rsid="0038de5b"/>
    </style:style>
    <style:style style:name="P55" style:family="paragraph" style:parent-style-name="Table_20_Contents">
      <style:text-properties officeooo:rsid="003a8c52" officeooo:paragraph-rsid="003a8c52"/>
    </style:style>
    <style:style style:name="P56" style:family="paragraph" style:parent-style-name="Table_20_Contents">
      <style:text-properties officeooo:rsid="003d469f" officeooo:paragraph-rsid="003d469f"/>
    </style:style>
    <style:style style:name="P57" style:family="paragraph" style:parent-style-name="Footnote">
      <style:text-properties officeooo:rsid="00301fa4" officeooo:paragraph-rsid="00301fa4"/>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9252in" style:type="right" style:leader-style="dotted" style:leader-text="."/>
        </style:tab-stops>
      </style:paragraph-properties>
    </style:style>
    <style:style style:name="P60" style:family="paragraph" style:parent-style-name="Contents_20_3">
      <style:paragraph-properties>
        <style:tab-stops>
          <style:tab-stop style:position="6.9252in" style:type="right" style:leader-style="dotted" style:leader-text="."/>
        </style:tab-stops>
      </style:paragraph-properties>
    </style:style>
    <style:style style:name="P61" style:family="paragraph" style:parent-style-name="Standard" style:list-style-name="L4">
      <style:text-properties officeooo:rsid="001aa9c5" officeooo:paragraph-rsid="001aa9c5"/>
    </style:style>
    <style:style style:name="P62" style:family="paragraph" style:parent-style-name="Standard" style:list-style-name="L4">
      <style:text-properties officeooo:rsid="001c2dc5" officeooo:paragraph-rsid="001c2dc5"/>
    </style:style>
    <style:style style:name="P63" style:family="paragraph" style:parent-style-name="Standard" style:list-style-name="L4">
      <style:text-properties officeooo:rsid="001cc265" officeooo:paragraph-rsid="001cc265"/>
    </style:style>
    <style:style style:name="P64" style:family="paragraph" style:parent-style-name="Standard" style:list-style-name="L4">
      <style:text-properties officeooo:rsid="001f48f5" officeooo:paragraph-rsid="001f48f5"/>
    </style:style>
    <style:style style:name="P65" style:family="paragraph" style:parent-style-name="Standard">
      <style:text-properties officeooo:rsid="0024a891" officeooo:paragraph-rsid="0024a891"/>
    </style:style>
    <style:style style:name="P66" style:family="paragraph" style:parent-style-name="Standard" style:list-style-name="L5">
      <style:text-properties officeooo:paragraph-rsid="0008a2af"/>
    </style:style>
    <style:style style:name="P67" style:family="paragraph" style:parent-style-name="Standard" style:list-style-name="L5">
      <style:text-properties officeooo:rsid="0008a2af" officeooo:paragraph-rsid="0008a2af"/>
    </style:style>
    <style:style style:name="P68" style:family="paragraph" style:parent-style-name="Standard" style:list-style-name="L6">
      <style:text-properties officeooo:rsid="0001434d" officeooo:paragraph-rsid="0001434d"/>
    </style:style>
    <style:style style:name="P69" style:family="paragraph" style:parent-style-name="Standard">
      <style:text-properties officeooo:rsid="0001434d" officeooo:paragraph-rsid="0001434d"/>
    </style:style>
    <style:style style:name="P70" style:family="paragraph" style:parent-style-name="Standard" style:list-style-name="L7">
      <style:text-properties officeooo:rsid="00308a80" officeooo:paragraph-rsid="00327fc2"/>
    </style:style>
    <style:style style:name="P71" style:family="paragraph" style:parent-style-name="Standard" style:list-style-name="L7">
      <style:text-properties officeooo:rsid="00327fc2" officeooo:paragraph-rsid="00327fc2"/>
    </style:style>
    <style:style style:name="P72" style:family="paragraph" style:parent-style-name="Standard">
      <style:text-properties officeooo:rsid="00327fc2" officeooo:paragraph-rsid="00327fc2"/>
    </style:style>
    <style:style style:name="P73" style:family="paragraph" style:parent-style-name="Standard">
      <style:text-properties officeooo:rsid="000d544b" officeooo:paragraph-rsid="003d469f"/>
    </style:style>
    <style:style style:name="P74" style:family="paragraph" style:parent-style-name="Standard">
      <style:text-properties officeooo:rsid="000de4ff" officeooo:paragraph-rsid="003d469f"/>
    </style:style>
    <style:style style:name="P75" style:family="paragraph" style:parent-style-name="Standard" style:list-style-name="L9">
      <style:text-properties officeooo:rsid="00169a16" officeooo:paragraph-rsid="00169a16"/>
    </style:style>
    <style:style style:name="P76" style:family="paragraph" style:parent-style-name="Standard">
      <style:text-properties officeooo:paragraph-rsid="0024a891"/>
    </style:style>
    <style:style style:name="P77" style:family="paragraph" style:parent-style-name="Standard">
      <style:text-properties officeooo:rsid="00094978" officeooo:paragraph-rsid="00094978"/>
    </style:style>
    <style:style style:name="P78" style:family="paragraph" style:parent-style-name="Standard">
      <style:text-properties officeooo:paragraph-rsid="00169a16"/>
    </style:style>
    <style:style style:name="P79" style:family="paragraph" style:parent-style-name="Standard">
      <style:text-properties officeooo:rsid="000b81c5" officeooo:paragraph-rsid="003d469f"/>
    </style:style>
    <style:style style:name="P80" style:family="paragraph" style:parent-style-name="Standard">
      <style:text-properties officeooo:rsid="000acb7f" officeooo:paragraph-rsid="003d469f"/>
    </style:style>
    <style:style style:name="P81" style:family="paragraph" style:parent-style-name="Standard">
      <style:text-properties officeooo:rsid="00149b90" officeooo:paragraph-rsid="00149b90"/>
    </style:style>
    <style:style style:name="P82" style:family="paragraph" style:parent-style-name="Standard">
      <style:text-properties officeooo:rsid="0012dcea" officeooo:paragraph-rsid="0012dcea"/>
    </style:style>
    <style:style style:name="P83" style:family="paragraph" style:parent-style-name="Standard">
      <style:text-properties officeooo:rsid="0023d645" officeooo:paragraph-rsid="0023d645"/>
    </style:style>
    <style:style style:name="P84" style:family="paragraph" style:parent-style-name="Standard">
      <style:text-properties officeooo:rsid="0026613c" officeooo:paragraph-rsid="0026613c"/>
    </style:style>
    <style:style style:name="P85" style:family="paragraph" style:parent-style-name="Standard">
      <style:text-properties officeooo:rsid="00404b0f" officeooo:paragraph-rsid="00404b0f"/>
    </style:style>
    <style:style style:name="P86" style:family="paragraph" style:parent-style-name="Standard">
      <style:text-properties officeooo:rsid="002d2839" officeooo:paragraph-rsid="002d29c2"/>
    </style:style>
    <style:style style:name="P87" style:family="paragraph" style:parent-style-name="Standard" style:list-style-name="L8" style:master-page-name="">
      <style:paragraph-properties fo:margin-top="0in" fo:margin-bottom="0in" style:contextual-spacing="false" style:page-number="auto"/>
      <style:text-properties officeooo:rsid="00096f0d" officeooo:paragraph-rsid="003d469f"/>
    </style:style>
    <style:style style:name="P88" style:family="paragraph" style:parent-style-name="Standard" style:list-style-name="L8">
      <style:paragraph-properties fo:margin-top="0in" fo:margin-bottom="0in" style:contextual-spacing="false"/>
      <style:text-properties officeooo:rsid="00096f0d" officeooo:paragraph-rsid="003d469f"/>
    </style:style>
    <style:style style:name="P89" style:family="paragraph" style:parent-style-name="Heading_20_2">
      <style:text-properties officeooo:rsid="0024a891" officeooo:paragraph-rsid="0024a891"/>
    </style:style>
    <style:style style:name="P90" style:family="paragraph" style:parent-style-name="Heading_20_2">
      <style:text-properties officeooo:rsid="00149b90" officeooo:paragraph-rsid="00149b90"/>
    </style:style>
    <style:style style:name="P91" style:family="paragraph" style:parent-style-name="Heading_20_2">
      <style:text-properties officeooo:rsid="00094978" officeooo:paragraph-rsid="003d469f"/>
    </style:style>
    <style:style style:name="P92" style:family="paragraph" style:parent-style-name="Heading_20_3">
      <style:text-properties officeooo:rsid="0008a2af" officeooo:paragraph-rsid="0008a2af"/>
    </style:style>
    <style:style style:name="P93" style:family="paragraph" style:parent-style-name="Heading_20_3">
      <style:text-properties officeooo:rsid="0001434d" officeooo:paragraph-rsid="0001434d"/>
    </style:style>
    <style:style style:name="P94" style:family="paragraph" style:parent-style-name="Heading_20_3">
      <style:text-properties officeooo:rsid="001157d7" officeooo:paragraph-rsid="001157d7"/>
    </style:style>
    <style:style style:name="P95" style:family="paragraph" style:parent-style-name="Heading_20_3">
      <style:text-properties officeooo:rsid="00096f0d" officeooo:paragraph-rsid="003d469f"/>
    </style:style>
    <style:style style:name="P96" style:family="paragraph" style:parent-style-name="Heading_20_3">
      <style:text-properties officeooo:rsid="000b81c5" officeooo:paragraph-rsid="003d469f"/>
    </style:style>
    <style:style style:name="P97" style:family="paragraph" style:parent-style-name="Heading_20_3">
      <style:text-properties officeooo:rsid="000d544b" officeooo:paragraph-rsid="003d469f"/>
    </style:style>
    <style:style style:name="P98" style:family="paragraph" style:parent-style-name="Heading_20_3">
      <style:text-properties officeooo:rsid="000de4ff" officeooo:paragraph-rsid="003d469f"/>
    </style:style>
    <style:style style:name="P99" style:family="paragraph" style:parent-style-name="Heading_20_3">
      <style:text-properties officeooo:rsid="00344f25" officeooo:paragraph-rsid="003d469f"/>
    </style:style>
    <style:style style:name="P100" style:family="paragraph" style:parent-style-name="Heading_20_1">
      <style:text-properties officeooo:rsid="00094978" officeooo:paragraph-rsid="00154ec0"/>
    </style:style>
    <style:style style:name="P101" style:family="paragraph" style:parent-style-name="Heading_20_1" style:master-page-name="First_20_Page">
      <style:paragraph-properties style:page-number="auto"/>
    </style:style>
    <style:style style:name="P102" style:family="paragraph" style:parent-style-name="Table_20_Contents">
      <style:text-properties style:font-name="Courier 10 Pitch" fo:font-size="9pt" style:font-size-asian="9pt" style:font-size-complex="9pt"/>
    </style:style>
    <style:style style:name="P103" style:family="paragraph" style:parent-style-name="Table_20_Contents">
      <style:text-properties officeooo:rsid="00370710" officeooo:paragraph-rsid="00370710"/>
    </style:style>
    <style:style style:name="P104" style:family="paragraph">
      <style:paragraph-properties style:writing-mode="lr-tb"/>
    </style:style>
    <style:style style:name="P10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2" style:family="text">
      <style:text-properties officeooo:rsid="00277742"/>
    </style:style>
    <style:style style:name="T3" style:family="text">
      <style:text-properties officeooo:rsid="000465cc"/>
    </style:style>
    <style:style style:name="T4" style:family="text">
      <style:text-properties officeooo:rsid="002d29c2"/>
    </style:style>
    <style:style style:name="T5" style:family="text">
      <style:text-properties officeooo:rsid="0035e139"/>
    </style:style>
    <style:style style:name="T6" style:family="text">
      <style:text-properties officeooo:rsid="00169a16"/>
    </style:style>
    <style:style style:name="T7" style:family="text">
      <style:text-properties officeooo:rsid="002a1ab0"/>
    </style:style>
    <style:style style:name="T8" style:family="text">
      <style:text-properties fo:font-size="8pt" style:font-size-asian="8pt"/>
    </style:style>
    <style:style style:name="T9" style:family="text">
      <style:text-properties fo:font-size="8pt" style:font-size-asian="8pt" style:font-size-complex="8pt"/>
    </style:style>
    <style:style style:name="T10" style:family="text">
      <style:text-properties officeooo:rsid="00094978"/>
    </style:style>
    <style:style style:name="T11" style:family="text">
      <style:text-properties fo:font-size="9pt" style:font-size-asian="9pt"/>
    </style:style>
    <style:style style:name="T12" style:family="text">
      <style:text-properties officeooo:rsid="000465cc"/>
    </style:style>
    <style:style style:name="T13" style:family="text">
      <style:text-properties officeooo:rsid="000551d3"/>
    </style:style>
    <style:style style:name="T14" style:family="text">
      <style:text-properties officeooo:rsid="0008a2af"/>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3"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25"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26"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28"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30"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32" style:family="text">
      <style:text-properties officeooo:rsid="0008e572"/>
    </style:style>
    <style:style style:name="T33" style:family="text">
      <style:text-properties officeooo:rsid="0012dcea"/>
    </style:style>
    <style:style style:name="T34" style:family="text">
      <style:text-properties officeooo:rsid="00149b90"/>
    </style:style>
    <style:style style:name="T35" style:family="text">
      <style:text-properties officeooo:rsid="00169a16"/>
    </style:style>
    <style:style style:name="T36" style:family="text">
      <style:text-properties officeooo:rsid="0017c0f0"/>
    </style:style>
    <style:style style:name="T37" style:family="text">
      <style:text-properties officeooo:rsid="001aa9c5"/>
    </style:style>
    <style:style style:name="T38" style:family="text">
      <style:text-properties fo:font-style="italic" style:font-style-asian="italic" style:font-style-complex="italic"/>
    </style:style>
    <style:style style:name="T39" style:family="text">
      <style:text-properties fo:font-style="normal" style:font-style-asian="normal" style:font-style-complex="normal"/>
    </style:style>
    <style:style style:name="T40" style:family="text">
      <style:text-properties officeooo:rsid="001cc265"/>
    </style:style>
    <style:style style:name="T41" style:family="text">
      <style:text-properties officeooo:rsid="00277742"/>
    </style:style>
    <style:style style:name="T42" style:family="text">
      <style:text-properties officeooo:rsid="0029ccf3"/>
    </style:style>
    <style:style style:name="T43" style:family="text">
      <style:text-properties officeooo:rsid="002b699d"/>
    </style:style>
    <style:style style:name="T44" style:family="text">
      <style:text-properties officeooo:rsid="002d29c2"/>
    </style:style>
    <style:style style:name="T45" style:family="text">
      <style:text-properties officeooo:rsid="00313c25"/>
    </style:style>
    <style:style style:name="T46" style:family="text">
      <style:text-properties officeooo:rsid="0033b6a5"/>
    </style:style>
    <style:style style:name="T47" style:family="text">
      <style:text-properties officeooo:rsid="00341d03"/>
    </style:style>
    <style:style style:name="T48" style:family="text">
      <style:text-properties officeooo:rsid="00344f25"/>
    </style:style>
    <style:style style:name="T49" style:family="text">
      <style:text-properties officeooo:rsid="00351dc6"/>
    </style:style>
    <style:style style:name="T50" style:family="text">
      <style:text-properties officeooo:rsid="0035e139"/>
    </style:style>
    <style:style style:name="T51" style:family="text">
      <style:text-properties officeooo:rsid="00370710"/>
    </style:style>
    <style:style style:name="T52" style:family="text">
      <style:text-properties officeooo:rsid="0038de5b"/>
    </style:style>
    <style:style style:name="T53" style:family="text">
      <style:text-properties officeooo:rsid="003b97e4"/>
    </style:style>
    <style:style style:name="T54" style:family="text">
      <style:text-properties officeooo:rsid="003db49e"/>
    </style:style>
    <style:style style:name="T55" style:family="text">
      <style:text-properties officeooo:rsid="003e7e9b"/>
    </style:style>
    <style:style style:name="T56" style:family="text">
      <style:text-properties officeooo:rsid="003e9c36"/>
    </style:style>
    <style:style style:name="T57" style:family="text">
      <style:text-properties officeooo:rsid="0040f618"/>
    </style:style>
    <style:style style:name="T5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50969312" text:id="ct150969312">
          <text:insertion>
            <office:change-info>
              <dc:creator>Balazs Racz</dc:creator>
              <dc:date>2016-01-19T14:50:00</dc:date>
            </office:change-info>
          </text:insertion>
        </text:changed-region>
        <text:changed-region xml:id="ct150866944" text:id="ct150866944">
          <text:deletion>
            <office:change-info>
              <dc:creator>Balazs Racz</dc:creator>
              <dc:date>2016-01-19T14:48:00</dc:date>
            </office:change-info>
            <text:p text:style-name="P1"><text:span text:style-name="T1">64</text:span></text:p>
          </text:deletion>
        </text:changed-region>
        <text:changed-region xml:id="ct150733104" text:id="ct150733104">
          <text:insertion>
            <office:change-info>
              <dc:creator>Balazs Racz</dc:creator>
              <dc:date>2016-01-19T14:48:00</dc:date>
            </office:change-info>
          </text:insertion>
        </text:changed-region>
        <text:changed-region xml:id="ct156455232" text:id="ct156455232">
          <text:insertion>
            <office:change-info>
              <dc:creator>Balazs Racz</dc:creator>
              <dc:date>2016-01-19T17:51:00</dc:date>
            </office:change-info>
          </text:insertion>
        </text:changed-region>
        <text:changed-region xml:id="ct156736096" text:id="ct156736096">
          <text:insertion>
            <office:change-info>
              <dc:creator>Balazs Racz</dc:creator>
              <dc:date>2016-01-19T17:52:00</dc:date>
            </office:change-info>
          </text:insertion>
        </text:changed-region>
        <text:changed-region xml:id="ct163154944" text:id="ct163154944">
          <text:insertion>
            <office:change-info>
              <dc:creator>Balazs Racz</dc:creator>
              <dc:date>2016-01-19T17:53:00</dc:date>
            </office:change-info>
          </text:insertion>
        </text:changed-region>
        <text:changed-region xml:id="ct163639600" text:id="ct163639600">
          <text:insertion>
            <office:change-info>
              <dc:creator>Balazs Racz</dc:creator>
              <dc:date>2016-01-19T17:54:00</dc:date>
            </office:change-info>
          </text:insertion>
        </text:changed-region>
        <text:changed-region xml:id="ct165975840" text:id="ct165975840">
          <text:insertion>
            <office:change-info>
              <dc:creator>Balazs Racz</dc:creator>
              <dc:date>2016-01-19T17:55:00</dc:date>
            </office:change-info>
          </text:insertion>
        </text:changed-region>
        <text:changed-region xml:id="ct151995008" text:id="ct151995008">
          <text:insertion>
            <office:change-info>
              <dc:creator>Balazs Racz</dc:creator>
              <dc:date>2016-01-19T15:04:00</dc:date>
            </office:change-info>
          </text:insertion>
        </text:changed-region>
        <text:changed-region xml:id="ct152380928" text:id="ct152380928">
          <text:deletion>
            <office:change-info>
              <dc:creator>Balazs Racz</dc:creator>
              <dc:date>2016-01-19T15:04:00</dc:date>
            </office:change-info>
            <text:p text:style-name="P2"><text:s/>(</text:p>
          </text:deletion>
        </text:changed-region>
        <text:changed-region xml:id="ct152725536" text:id="ct152725536">
          <text:insertion>
            <office:change-info>
              <dc:creator>Balazs Racz</dc:creator>
              <dc:date>2016-01-19T15:04:00</dc:date>
            </office:change-info>
          </text:insertion>
        </text:changed-region>
        <text:changed-region xml:id="ct153074336" text:id="ct153074336">
          <text:deletion>
            <office:change-info>
              <dc:creator>Balazs Racz</dc:creator>
              <dc:date>2016-01-19T15:04:00</dc:date>
            </office:change-info>
            <text:p text:style-name="P2">that</text:p>
          </text:deletion>
        </text:changed-region>
        <text:changed-region xml:id="ct152965280" text:id="ct152965280">
          <text:insertion>
            <office:change-info>
              <dc:creator>Balazs Racz</dc:creator>
              <dc:date>2016-01-19T15:04:00</dc:date>
            </office:change-info>
          </text:insertion>
        </text:changed-region>
        <text:changed-region xml:id="ct152617392" text:id="ct152617392">
          <text:deletion>
            <office:change-info>
              <dc:creator>Balazs Racz</dc:creator>
              <dc:date>2016-01-19T15:04:00</dc:date>
            </office:change-info>
            <text:p text:style-name="P2">)</text:p>
          </text:deletion>
        </text:changed-region>
        <text:changed-region xml:id="ct151259760" text:id="ct151259760">
          <text:insertion>
            <office:change-info>
              <dc:creator>Balazs Racz</dc:creator>
              <dc:date>2016-01-19T15:04:00</dc:date>
            </office:change-info>
          </text:insertion>
        </text:changed-region>
        <text:changed-region xml:id="ct153416192" text:id="ct153416192">
          <text:insertion>
            <office:change-info>
              <dc:creator>Balazs Racz</dc:creator>
              <dc:date>2016-01-19T15:05:00</dc:date>
            </office:change-info>
          </text:insertion>
        </text:changed-region>
        <text:changed-region xml:id="ct151576320" text:id="ct151576320">
          <text:deletion>
            <office:change-info>
              <dc:creator>Balazs Racz</dc:creator>
              <dc:date>2016-01-19T14:51:00</dc:date>
            </office:change-info>
            <text:p text:style-name="P2"><text:span text:style-name="T2">s</text:span></text:p>
          </text:deletion>
        </text:changed-region>
        <text:changed-region xml:id="ct121363888" text:id="ct121363888">
          <text:insertion>
            <office:change-info>
              <dc:creator>Balazs Racz</dc:creator>
              <dc:date>2016-01-19T14:51:00</dc:date>
            </office:change-info>
          </text:insertion>
        </text:changed-region>
        <text:changed-region xml:id="ct146811328" text:id="ct146811328">
          <text:deletion>
            <office:change-info>
              <dc:creator>Balazs Racz</dc:creator>
              <dc:date>2016-01-19T14:51:00</dc:date>
            </office:change-info>
            <text:p text:style-name="P2"><text:span text:style-name="T2">d</text:span></text:p>
          </text:deletion>
        </text:changed-region>
        <text:changed-region xml:id="ct151514368" text:id="ct151514368">
          <text:insertion>
            <office:change-info>
              <dc:creator>Balazs Racz</dc:creator>
              <dc:date>2016-01-19T14:51:00</dc:date>
            </office:change-info>
          </text:insertion>
        </text:changed-region>
        <text:changed-region xml:id="ct155641040" text:id="ct155641040">
          <text:deletion>
            <office:change-info>
              <dc:creator>Balazs Racz</dc:creator>
              <dc:date>2016-01-19T15:08:00</dc:date>
            </office:change-info>
            <text:p text:style-name="P2"><text:span text:style-name="T2">there will be </text:span></text:p>
          </text:deletion>
        </text:changed-region>
        <text:changed-region xml:id="ct155315104" text:id="ct155315104">
          <text:insertion>
            <office:change-info>
              <dc:creator>Balazs Racz</dc:creator>
              <dc:date>2016-01-19T15:08:00</dc:date>
            </office:change-info>
          </text:insertion>
        </text:changed-region>
        <text:changed-region xml:id="ct153552384" text:id="ct153552384">
          <text:deletion>
            <office:change-info>
              <dc:creator>Balazs Racz</dc:creator>
              <dc:date>2016-01-19T15:08:00</dc:date>
            </office:change-info>
            <text:p text:style-name="P2"><text:span text:style-name="T2">the </text:span></text:p>
          </text:deletion>
        </text:changed-region>
        <text:changed-region xml:id="ct151776432" text:id="ct151776432">
          <text:deletion>
            <office:change-info>
              <dc:creator>Balazs Racz</dc:creator>
              <dc:date>2016-01-19T15:02:00</dc:date>
            </office:change-info>
            <text:p text:style-name="P2"><text:span text:style-name="T2">will</text:span></text:p>
          </text:deletion>
        </text:changed-region>
        <text:changed-region xml:id="ct117430016" text:id="ct117430016">
          <text:insertion>
            <office:change-info>
              <dc:creator>Balazs Racz</dc:creator>
              <dc:date>2016-01-19T15:06:00</dc:date>
            </office:change-info>
          </text:insertion>
        </text:changed-region>
        <text:changed-region xml:id="ct154827264" text:id="ct154827264">
          <text:deletion>
            <office:change-info>
              <dc:creator>Balazs Racz</dc:creator>
              <dc:date>2016-01-19T15:06:00</dc:date>
            </office:change-info>
            <text:p text:style-name="P2"><text:span text:style-name="T2">offer</text:span></text:p>
          </text:deletion>
        </text:changed-region>
        <text:changed-region xml:id="ct154827456" text:id="ct154827456">
          <text:insertion>
            <office:change-info>
              <dc:creator>Balazs Racz</dc:creator>
              <dc:date>2016-01-19T15:06:00</dc:date>
            </office:change-info>
          </text:insertion>
        </text:changed-region>
        <text:changed-region xml:id="ct171375904" text:id="ct171375904">
          <text:deletion>
            <office:change-info>
              <dc:creator>Balazs Racz</dc:creator>
              <dc:date>2016-01-19T18:09:00</dc:date>
            </office:change-info>
            <text:p text:style-name="P3">Bootloader</text:p>
          </text:deletion>
        </text:changed-region>
        <text:changed-region xml:id="ct171385344" text:id="ct171385344">
          <text:insertion>
            <office:change-info>
              <dc:creator>Balazs Racz</dc:creator>
              <dc:date>2016-01-19T18:09:00</dc:date>
            </office:change-info>
          </text:insertion>
        </text:changed-region>
        <text:changed-region xml:id="ct169786496" text:id="ct169786496">
          <text:deletion>
            <office:change-info>
              <dc:creator>Balazs Racz</dc:creator>
              <dc:date>2016-01-19T18:09:00</dc:date>
            </office:change-info>
            <text:p text:style-name="P3">Bootloader</text:p>
          </text:deletion>
        </text:changed-region>
        <text:changed-region xml:id="ct170667696" text:id="ct170667696">
          <text:insertion>
            <office:change-info>
              <dc:creator>Balazs Racz</dc:creator>
              <dc:date>2016-01-19T18:09:00</dc:date>
            </office:change-info>
          </text:insertion>
        </text:changed-region>
        <text:changed-region xml:id="ct171532576" text:id="ct171532576">
          <text:deletion>
            <office:change-info>
              <dc:creator>Balazs Racz</dc:creator>
              <dc:date>2016-01-19T18:09:00</dc:date>
            </office:change-info>
            <text:p text:style-name="P4">Bootloader</text:p>
          </text:deletion>
        </text:changed-region>
        <text:changed-region xml:id="ct171475488" text:id="ct171475488">
          <text:insertion>
            <office:change-info>
              <dc:creator>Balazs Racz</dc:creator>
              <dc:date>2016-01-19T18:09:00</dc:date>
            </office:change-info>
          </text:insertion>
        </text:changed-region>
        <text:changed-region xml:id="ct140462848" text:id="ct140462848">
          <text:deletion>
            <office:change-info>
              <dc:creator>Balazs Racz</dc:creator>
              <dc:date>2016-01-19T18:09:00</dc:date>
            </office:change-info>
            <text:p text:style-name="P4">Bootloader</text:p>
          </text:deletion>
        </text:changed-region>
        <text:changed-region xml:id="ct171607824" text:id="ct171607824">
          <text:insertion>
            <office:change-info>
              <dc:creator>Balazs Racz</dc:creator>
              <dc:date>2016-01-19T18:09:00</dc:date>
            </office:change-info>
          </text:insertion>
        </text:changed-region>
        <text:changed-region xml:id="ct150991520" text:id="ct150991520">
          <text:deletion>
            <office:change-info>
              <dc:creator>Balazs Racz</dc:creator>
              <dc:date>2016-01-19T18:10:00</dc:date>
            </office:change-info>
            <text:p text:style-name="P4"><text:span text:style-name="T3">Bootloader</text:span></text:p>
          </text:deletion>
        </text:changed-region>
        <text:changed-region xml:id="ct170589696" text:id="ct170589696">
          <text:insertion>
            <office:change-info>
              <dc:creator>Balazs Racz</dc:creator>
              <dc:date>2016-01-19T18:10:00</dc:date>
            </office:change-info>
          </text:insertion>
        </text:changed-region>
        <text:changed-region xml:id="ct121744272" text:id="ct121744272">
          <text:deletion>
            <office:change-info>
              <dc:creator>Balazs Racz</dc:creator>
              <dc:date>2016-01-19T18:10:00</dc:date>
            </office:change-info>
            <text:p text:style-name="P4">Bootloader</text:p>
          </text:deletion>
        </text:changed-region>
        <text:changed-region xml:id="ct150980944" text:id="ct150980944">
          <text:insertion>
            <office:change-info>
              <dc:creator>Balazs Racz</dc:creator>
              <dc:date>2016-01-19T18:10:00</dc:date>
            </office:change-info>
          </text:insertion>
        </text:changed-region>
        <text:changed-region xml:id="ct171623280" text:id="ct171623280">
          <text:deletion>
            <office:change-info>
              <dc:creator>Balazs Racz</dc:creator>
              <dc:date>2016-01-19T18:10:00</dc:date>
            </office:change-info>
            <text:p text:style-name="P4">Bootloader</text:p>
          </text:deletion>
        </text:changed-region>
        <text:changed-region xml:id="ct154832512" text:id="ct154832512">
          <text:insertion>
            <office:change-info>
              <dc:creator>Balazs Racz</dc:creator>
              <dc:date>2016-01-19T18:10:00</dc:date>
            </office:change-info>
          </text:insertion>
        </text:changed-region>
        <text:changed-region xml:id="ct171474064" text:id="ct171474064">
          <text:deletion>
            <office:change-info>
              <dc:creator>Balazs Racz</dc:creator>
              <dc:date>2016-01-19T18:10:00</dc:date>
            </office:change-info>
            <text:p text:style-name="P4">Bootloader</text:p>
          </text:deletion>
        </text:changed-region>
        <text:changed-region xml:id="ct171586928" text:id="ct171586928">
          <text:insertion>
            <office:change-info>
              <dc:creator>Balazs Racz</dc:creator>
              <dc:date>2016-01-19T18:10:00</dc:date>
            </office:change-info>
          </text:insertion>
        </text:changed-region>
        <text:changed-region xml:id="ct171588944" text:id="ct171588944">
          <text:deletion>
            <office:change-info>
              <dc:creator>Balazs Racz</dc:creator>
              <dc:date>2016-01-19T18:10:00</dc:date>
            </office:change-info>
            <text:p text:style-name="P4">Bootloader</text:p>
          </text:deletion>
        </text:changed-region>
        <text:changed-region xml:id="ct122744512" text:id="ct122744512">
          <text:insertion>
            <office:change-info>
              <dc:creator>Balazs Racz</dc:creator>
              <dc:date>2016-01-19T18:10:00</dc:date>
            </office:change-info>
          </text:insertion>
        </text:changed-region>
        <text:changed-region xml:id="ct171525200" text:id="ct171525200">
          <text:deletion>
            <office:change-info>
              <dc:creator>Balazs Racz</dc:creator>
              <dc:date>2016-01-19T18:10:00</dc:date>
            </office:change-info>
            <text:p text:style-name="P4">Bootloader</text:p>
          </text:deletion>
        </text:changed-region>
        <text:changed-region xml:id="ct171530896" text:id="ct171530896">
          <text:insertion>
            <office:change-info>
              <dc:creator>Balazs Racz</dc:creator>
              <dc:date>2016-01-19T18:10:00</dc:date>
            </office:change-info>
          </text:insertion>
        </text:changed-region>
        <text:changed-region xml:id="ct147387376" text:id="ct147387376">
          <text:deletion>
            <office:change-info>
              <dc:creator>Balazs Racz</dc:creator>
              <dc:date>2016-01-19T14:47:00</dc:date>
            </office:change-info>
            <text:p text:style-name="P5">It is important that t</text:p>
          </text:deletion>
        </text:changed-region>
        <text:changed-region xml:id="ct146101760" text:id="ct146101760">
          <text:insertion>
            <office:change-info>
              <dc:creator>Balazs Racz</dc:creator>
              <dc:date>2016-01-19T14:47:00</dc:date>
            </office:change-info>
          </text:insertion>
        </text:changed-region>
        <text:changed-region xml:id="ct147834240" text:id="ct147834240">
          <text:deletion>
            <office:change-info>
              <dc:creator>Balazs Racz</dc:creator>
              <dc:date>2016-01-19T14:47:00</dc:date>
            </office:change-info>
            <text:p text:style-name="P5">has no real means to</text:p>
          </text:deletion>
        </text:changed-region>
        <text:changed-region xml:id="ct119067584" text:id="ct119067584">
          <text:insertion>
            <office:change-info>
              <dc:creator>Balazs Racz</dc:creator>
              <dc:date>2016-01-19T14:47:00</dc:date>
            </office:change-info>
          </text:insertion>
        </text:changed-region>
        <text:changed-region xml:id="ct150981136" text:id="ct150981136">
          <text:deletion>
            <office:change-info>
              <dc:creator>Balazs Racz</dc:creator>
              <dc:date>2016-01-19T18:11:00</dc:date>
            </office:change-info>
            <text:p text:style-name="P5">Bootloader</text:p>
          </text:deletion>
        </text:changed-region>
        <text:changed-region xml:id="ct133540144" text:id="ct133540144">
          <text:insertion>
            <office:change-info>
              <dc:creator>Balazs Racz</dc:creator>
              <dc:date>2016-01-19T18:11:00</dc:date>
            </office:change-info>
          </text:insertion>
        </text:changed-region>
        <text:changed-region xml:id="ct148328624" text:id="ct148328624">
          <text:insertion>
            <office:change-info>
              <dc:creator>Balazs Racz</dc:creator>
              <dc:date>2016-01-19T14:47:00</dc:date>
            </office:change-info>
          </text:insertion>
        </text:changed-region>
        <text:changed-region xml:id="ct148755552" text:id="ct148755552">
          <text:deletion>
            <office:change-info>
              <dc:creator>Balazs Racz</dc:creator>
              <dc:date>2016-01-19T14:47:00</dc:date>
            </office:change-info>
            <text:p text:style-name="P5">Therefore</text:p>
          </text:deletion>
        </text:changed-region>
        <text:changed-region xml:id="ct148760336" text:id="ct148760336">
          <text:insertion>
            <office:change-info>
              <dc:creator>Balazs Racz</dc:creator>
              <dc:date>2016-01-19T14:47:00</dc:date>
            </office:change-info>
          </text:insertion>
        </text:changed-region>
        <text:changed-region xml:id="ct150015712" text:id="ct150015712">
          <text:deletion>
            <office:change-info>
              <dc:creator>Balazs Racz</dc:creator>
              <dc:date>2016-01-19T14:48:00</dc:date>
            </office:change-info>
            <text:p text:style-name="P5"><text:s/></text:p>
          </text:deletion>
        </text:changed-region>
        <text:changed-region xml:id="ct150745312" text:id="ct150745312">
          <text:insertion>
            <office:change-info>
              <dc:creator>Balazs Racz</dc:creator>
              <dc:date>2016-01-19T14:48:00</dc:date>
            </office:change-info>
          </text:insertion>
        </text:changed-region>
        <text:changed-region xml:id="ct171609376" text:id="ct171609376">
          <text:deletion>
            <office:change-info>
              <dc:creator>Balazs Racz</dc:creator>
              <dc:date>2016-01-19T18:11:00</dc:date>
            </office:change-info>
            <text:p text:style-name="P5">Bootloader</text:p>
          </text:deletion>
        </text:changed-region>
        <text:changed-region xml:id="ct154832256" text:id="ct154832256">
          <text:insertion>
            <office:change-info>
              <dc:creator>Balazs Racz</dc:creator>
              <dc:date>2016-01-19T18:11:00</dc:date>
            </office:change-info>
          </text:insertion>
        </text:changed-region>
        <text:changed-region xml:id="ct137901440" text:id="ct137901440">
          <text:deletion>
            <office:change-info>
              <dc:creator>Balazs Racz</dc:creator>
              <dc:date>2016-01-19T18:11:00</dc:date>
            </office:change-info>
            <text:p text:style-name="P5">Bootloader</text:p>
          </text:deletion>
        </text:changed-region>
        <text:changed-region xml:id="ct170698480" text:id="ct170698480">
          <text:insertion>
            <office:change-info>
              <dc:creator>Balazs Racz</dc:creator>
              <dc:date>2016-01-19T18:11:00</dc:date>
            </office:change-info>
          </text:insertion>
        </text:changed-region>
        <text:changed-region xml:id="ct114736128" text:id="ct114736128">
          <text:insertion>
            <office:change-info>
              <dc:creator>Balazs Racz</dc:creator>
              <dc:date>2016-01-19T14:42:00</dc:date>
            </office:change-info>
          </text:insertion>
        </text:changed-region>
        <text:changed-region xml:id="ct112510320" text:id="ct112510320">
          <text:insertion>
            <office:change-info>
              <dc:creator>Balazs Racz</dc:creator>
              <dc:date>2016-01-19T14:42:00</dc:date>
            </office:change-info>
          </text:insertion>
        </text:changed-region>
        <text:changed-region xml:id="ct118243696" text:id="ct118243696">
          <text:insertion>
            <office:change-info>
              <dc:creator>Balazs Racz</dc:creator>
              <dc:date>2016-01-19T14:42:00</dc:date>
            </office:change-info>
          </text:insertion>
        </text:changed-region>
        <text:changed-region xml:id="ct121340896" text:id="ct121340896">
          <text:deletion>
            <office:change-info>
              <dc:creator>Balazs Racz</dc:creator>
              <dc:date>2016-01-19T14:42:00</dc:date>
            </office:change-info>
            <text:p text:style-name="P6">.</text:p>
          </text:deletion>
        </text:changed-region>
        <text:changed-region xml:id="ct114995312" text:id="ct114995312">
          <text:insertion>
            <office:change-info>
              <dc:creator>Balazs Racz</dc:creator>
              <dc:date>2016-01-19T14:42:00</dc:date>
            </office:change-info>
          </text:insertion>
        </text:changed-region>
        <text:changed-region xml:id="ct117028672" text:id="ct117028672">
          <text:insertion>
            <office:change-info>
              <dc:creator>Balazs Racz</dc:creator>
              <dc:date>2016-01-19T14:43:00</dc:date>
            </office:change-info>
          </text:insertion>
        </text:changed-region>
        <text:changed-region xml:id="ct145794224" text:id="ct145794224">
          <text:deletion>
            <office:change-info>
              <dc:creator>Balazs Racz</dc:creator>
              <dc:date>2016-01-19T18:11:00</dc:date>
            </office:change-info>
            <text:p text:style-name="P6">Bootloader</text:p>
          </text:deletion>
        </text:changed-region>
        <text:changed-region xml:id="ct146691008" text:id="ct146691008">
          <text:insertion>
            <office:change-info>
              <dc:creator>Balazs Racz</dc:creator>
              <dc:date>2016-01-19T18:11:00</dc:date>
            </office:change-info>
          </text:insertion>
        </text:changed-region>
        <text:changed-region xml:id="ct171562752" text:id="ct171562752">
          <text:deletion>
            <office:change-info>
              <dc:creator>Balazs Racz</dc:creator>
              <dc:date>2016-01-19T18:11:00</dc:date>
            </office:change-info>
            <text:p text:style-name="P7"><text:span text:style-name="T4">Bootloader</text:span></text:p>
          </text:deletion>
        </text:changed-region>
        <text:changed-region xml:id="ct171557744" text:id="ct171557744">
          <text:insertion>
            <office:change-info>
              <dc:creator>Balazs Racz</dc:creator>
              <dc:date>2016-01-19T18:11:00</dc:date>
            </office:change-info>
          </text:insertion>
        </text:changed-region>
        <text:changed-region xml:id="ct170661936" text:id="ct170661936">
          <text:deletion>
            <office:change-info>
              <dc:creator>Balazs Racz</dc:creator>
              <dc:date>2016-01-19T18:13:00</dc:date>
            </office:change-info>
            <text:p text:style-name="P8">Bootloader</text:p>
          </text:deletion>
        </text:changed-region>
        <text:changed-region xml:id="ct171551840" text:id="ct171551840">
          <text:insertion>
            <office:change-info>
              <dc:creator>Balazs Racz</dc:creator>
              <dc:date>2016-01-19T18:13:00</dc:date>
            </office:change-info>
          </text:insertion>
        </text:changed-region>
        <text:changed-region xml:id="ct171580528" text:id="ct171580528">
          <text:deletion>
            <office:change-info>
              <dc:creator>Balazs Racz</dc:creator>
              <dc:date>2016-01-19T18:13:00</dc:date>
            </office:change-info>
            <text:p text:style-name="P8">Bootloader</text:p>
          </text:deletion>
        </text:changed-region>
        <text:changed-region xml:id="ct171558560" text:id="ct171558560">
          <text:insertion>
            <office:change-info>
              <dc:creator>Balazs Racz</dc:creator>
              <dc:date>2016-01-19T18:13:00</dc:date>
            </office:change-info>
          </text:insertion>
        </text:changed-region>
        <text:changed-region xml:id="ct119900480" text:id="ct119900480">
          <text:deletion>
            <office:change-info>
              <dc:creator>Balazs Racz</dc:creator>
              <dc:date>2016-01-19T14:39:00</dc:date>
            </office:change-info>
            <text:p text:style-name="P9"/>
            <text:p text:style-name="P10"/>
          </text:deletion>
        </text:changed-region>
        <text:changed-region xml:id="ct132983888" text:id="ct132983888">
          <text:deletion>
            <office:change-info>
              <dc:creator>Balazs Racz</dc:creator>
              <dc:date>2016-01-19T14:38:00</dc:date>
            </office:change-info>
            <text:p text:style-name="P10">The amount of additional code required in the bootloader for the stream implementation is not significant, since it can replace the need for support of segmented datagram packets.</text:p>
          </text:deletion>
        </text:changed-region>
        <text:changed-region xml:id="ct170485504" text:id="ct170485504">
          <text:deletion>
            <office:change-info>
              <dc:creator>Balazs Racz</dc:creator>
              <dc:date>2016-01-19T18:13:00</dc:date>
            </office:change-info>
            <text:p text:style-name="P11">Bootloader</text:p>
          </text:deletion>
        </text:changed-region>
        <text:changed-region xml:id="ct171684624" text:id="ct171684624">
          <text:insertion>
            <office:change-info>
              <dc:creator>Balazs Racz</dc:creator>
              <dc:date>2016-01-19T18:13:00</dc:date>
            </office:change-info>
          </text:insertion>
        </text:changed-region>
        <text:changed-region xml:id="ct171549648" text:id="ct171549648">
          <text:deletion>
            <office:change-info>
              <dc:creator>Balazs Racz</dc:creator>
              <dc:date>2016-01-19T18:15:00</dc:date>
            </office:change-info>
            <text:p text:style-name="P11"><text:span text:style-name="T5">B</text:span>ootloader</text:p>
          </text:deletion>
        </text:changed-region>
        <text:changed-region xml:id="ct121818800" text:id="ct121818800">
          <text:insertion>
            <office:change-info>
              <dc:creator>Balazs Racz</dc:creator>
              <dc:date>2016-01-19T18:15:00</dc:date>
            </office:change-info>
          </text:insertion>
        </text:changed-region>
        <text:changed-region xml:id="ct120721216" text:id="ct120721216">
          <text:insertion>
            <office:change-info>
              <dc:creator>Balazs Racz</dc:creator>
              <dc:date>2016-01-19T14:40:00</dc:date>
            </office:change-info>
          </text:insertion>
        </text:changed-region>
        <text:changed-region xml:id="ct137025600" text:id="ct137025600">
          <text:deletion>
            <office:change-info>
              <dc:creator>Balazs Racz</dc:creator>
              <dc:date>2016-01-19T14:40:00</dc:date>
            </office:change-info>
            <text:p text:style-name="P12"><text:span text:style-name="T6">B</text:span></text:p>
          </text:deletion>
        </text:changed-region>
        <text:changed-region xml:id="ct119950640" text:id="ct119950640">
          <text:deletion>
            <office:change-info>
              <dc:creator>Balazs Racz</dc:creator>
              <dc:date>2016-01-19T14:40:00</dc:date>
            </office:change-info>
            <text:p text:style-name="P13">Enter Bootloader</text:p>
          </text:deletion>
        </text:changed-region>
        <text:changed-region xml:id="ct114089168" text:id="ct114089168">
          <text:insertion>
            <office:change-info>
              <dc:creator>Balazs Racz</dc:creator>
              <dc:date>2016-01-19T14: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Introduction</text:h>
      <text:p text:style-name="P32">OpenLCB hardware contains a significant amount of complexity, both in terms of the protocol stack involved, as well as the node carries certain descriptors which can be considered user interface. The necessary code and data is stored in non-volatile memory of the node, and it is highly desirable to have this non-volatile memory field-updat<text:change-start text:change-id="ct150969312"/><text:span text:style-name="T55">e</text:span><text:change-end text:change-id="ct150969312"/>able. <text:span text:style-name="T37">There may be many reasons for a new version of firmware released: fixing issues discovered after shipping the node, adding new features to the node, keeping up to date with the evolving standards, or simply to change the language of the user interface descriptors.</text:span></text:p>
      <text:p text:style-name="P33">There are many desirables for a firmware update mechanism that is expected to be operated by the end-user:</text:p>
      <text:list xml:id="list2504921620220061699" text:style-name="L4">
        <text:list-item>
          <text:p text:style-name="P61">The update should be safe and reversible. The end-user must not be able to irrecoverably damage (aka <text:span text:style-name="T38">brick</text:span><text:span text:style-name="T39">) the</text:span> node with the update process. <text:span text:style-name="T40">Failures during the download process are possible but must be recoverable by re-trying the update process.</text:span></text:p>
        </text:list-item>
        <text:list-item>
          <text:p text:style-name="P62">The update should be reasonably fast. With the largest OpenLCB deployments expected to range up to hundreds of nodes, the update process per node should not exceed a few minutes.</text:p>
        </text:list-item>
        <text:list-item>
          <text:p text:style-name="P62">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63">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64">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34">The most important requirement is that of <text:span text:style-name="T38">safety</text:span><text:span text:style-name="T39">, </text:span><text:span text:style-name="T22">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34"><text:span text:style-name="T22">The only reasonable way to recover from a corrupted firmware is to employ a </text:span><text:span text:style-name="T30">double-firmware</text:span><text:span text:style-name="T22"> approach, where the node is shipped with two firmwares, </text:span><text:span text:style-name="T23">one that is </text:span><text:span text:style-name="T22">updateable for regular operation</text:span><text:span text:style-name="T23"> (Primary firmware)</text:span><text:span text:style-name="T22">, and another whose </text:span><text:span text:style-name="T23">sole</text:span><text:span text:style-name="T22"> purpose is to update the </text:span><text:span text:style-name="T1">Main </text:span><text:span text:style-name="T22">firmware </text:span><text:span text:style-name="T23">(aka Bootloader </text:span><text:span text:style-name="T1">firmware</text:span><text:span text:style-name="T23">)</text:span><text:span text:style-name="T22">. </text:span><text:span text:style-name="T24">Of the two firmwares the node would typically start up with control being held by the Bootloader firmware, which checks </text:span><text:span text:style-name="T23">that the </text:span><text:span text:style-name="T24">Main</text:span><text:span text:style-name="T23"> firmware is correct, matches the hardware, and not corrupted </text:span><text:span text:style-name="T24">before yielding control to it. </text:span><text:span text:style-name="T25">If any of these checks fail, the Bootloader firmware takes control and starts up the node, participating in the bus activity only as far as necessary to receive the correct firmware data file.</text:span></text:p>
      <text:p text:style-name="P1"><text:span text:style-name="T22">The obvious drawback of the double firmware approach is the size and cost associated with the secondary firmware. A minimalistic Bootloader firmware can however be implemented in 5-8 kbytes of </text:span><text:span text:style-name="T27">program space</text:span><text:span text:style-name="T22">, which will not add a prohibitive cost to </text:span><text:span text:style-name="T1">the node hardware on top of the regular firmware, which is expected to be </text:span><text:change text:change-id="ct150866944"/><text:change-start text:change-id="ct150733104"/><text:span text:style-name="T29">32</text:span><text:change-end text:change-id="ct150733104"/><text:span text:style-name="T1">-128 kbytes in size.</text:span></text:p>
      <text:p text:style-name="P76"><text:span text:style-name="T1">D</text:span><text:span text:style-name="T28">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89" text:outline-level="2">Served Use Cases</text:h>
      <text:p text:style-name="P65">The user checks the manufacturer's web-site and finds that an updated firmware is available. The user downloads a binary file from the manufacturer containing the new version. Then the user launches the Configuration Tool, selects the particular node in the network browser that she wants to update, and selects the Firmware Update option in the user interface of the CT. She points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change-start text:change-id="ct156455232"/></text:p>
      <text:p text:style-name="P85">If the manufacturer decides, a more powerful<text:change-end text:change-id="ct156455232"/><text:change-start text:change-id="ct156736096"/> node of the given manufacturer (such as a Command Station) may contain firmware versions of other nodes of that manufacturer. If desired, the powerful node could enumerate all nodes on the network, and <text:change-end text:change-id="ct156736096"/><text:change-start text:change-id="ct163154944"/>automatically update the ones that have an outdated firmware. <text:change-end text:change-id="ct163154944"/><text:change-start text:change-id="ct163639600"/><text:span text:style-name="T57">It is up to the manufacturer's discretion on whether or not to implement such a feature and how to manage the customer expectations of seamless operation, for example by automatically migrating the configuration of the upgraded node</text:span><text:change-end text:change-id="ct163639600"/><text:change-start text:change-id="ct165975840"/><text:span text:style-name="T57">, or asking for user confirmation before the upgrade process.</text:span><text:change-end text:change-id="ct165975840"/></text:p>
      <text:h text:style-name="Heading_20_2" text:outline-level="2">Unserved Use Cases</text:h>
      <text:p text:style-name="P2">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text:change-start text:change-id="ct151995008"/> <text:span text:style-name="T56">in the protocol or the CT </text:span><text:change-end text:change-id="ct151995008"/><text:change text:change-id="ct152380928"/><text:change-start text:change-id="ct152725536"/><text:span text:style-name="T18">–</text:span><text:span text:style-name="T56"> </text:span><text:change-end text:change-id="ct152725536"/><text:change text:change-id="ct153074336"/><text:change-start text:change-id="ct152965280"/><text:span text:style-name="T56">it</text:span><text:change-end text:change-id="ct152965280"/> is left to the node developer<text:change text:change-id="ct152617392"/><text:change-start text:change-id="ct151259760"/> <text:span text:style-name="T56">to perform the</text:span><text:change-end text:change-id="ct151259760"/><text:change-start text:change-id="ct153416192"/><text:span text:style-name="T56">se checks</text:span><text:change-end text:change-id="ct153416192"/>.</text:p>
      <text:p text:style-name="P2">There is no inherent protocol support for bulk updating many nodes at once. Even though the data transfer could be observed by many nodes participating on the bus (especially if a <text:span text:style-name="T2">shared physical media</text:span> <text:span text:style-name="T2">bus, such as CAN is used), the complexity involved in multicast transfers heavily outweigh the benefits of updating many nodes at once. The firmware update process is define</text:span><text:change text:change-id="ct151576320"/><text:change-start text:change-id="ct121363888"/><text:span text:style-name="T2">d</text:span><text:change-end text:change-id="ct121363888"/><text:span text:style-name="T2"> </text:span><text:change text:change-id="ct146811328"/><text:change-start text:change-id="ct151514368"/><text:span text:style-name="T2">s</text:span><text:change-end text:change-id="ct151514368"/><text:span text:style-name="T2">o that it is possible to perform without user interaction, directly through the bus, so it is easily scriptable. If </text:span><text:change text:change-id="ct155641040"/><text:span text:style-name="T2">a high demand </text:span><text:change-start text:change-id="ct155315104"/><text:span text:style-name="T2">arises </text:span><text:change-end text:change-id="ct155315104"/><text:span text:style-name="T2">for bulk updating many nodes, then </text:span><text:change text:change-id="ct153552384"/><text:span text:style-name="T2">common CT software packages </text:span><text:change text:change-id="ct151776432"/><text:change-start text:change-id="ct117430016"/><text:span text:style-name="T2">may</text:span><text:change-end text:change-id="ct117430016"/><text:span text:style-name="T2"> </text:span><text:change text:change-id="ct154827264"/><text:change-start text:change-id="ct154827456"/><text:span text:style-name="T2">implement</text:span><text:change-end text:change-id="ct154827456"/><text:span text:style-name="T2"> a feature for updating many nodes sequentially (or in parallel) without the user being present at the terminal.</text:span></text:p>
      <text:p text:style-name="P37">The Firmware Upgrade standard also does not define what happens with the configuration data during and after the update. The CT does <text:span text:style-name="T42">n</text:span>ot have a responsibility to translate or update the configuration memory contents in case of an incompatibility between the old and the new firmware. The firmware <text:span text:style-name="T42">(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3">s</text:span> and Context</text:h>
      <text:p text:style-name="P23">There is no additional commentary to this section.</text:p>
      <text:h text:style-name="Heading_20_2" text:outline-level="2">Message Formats</text:h>
      <text:p text:style-name="P23">There is no additional commentary to this section.</text:p>
      <text:h text:style-name="Heading_20_2" text:outline-level="2">States</text:h>
      <text:p text:style-name="P23">There is no additional commentary to this section.</text:p>
      <text:h text:style-name="Heading_20_2" text:outline-level="2">Interactions</text:h>
      <text:h text:style-name="P92" text:outline-level="3">Definitions</text:h>
      <text:p text:style-name="P27">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27">There are interesting alternative approaches to the role of the Configuration Tool.</text:p>
      <text:list xml:id="list7074526021005419397" text:style-name="L5">
        <text:list-item>
          <text:p text:style-name="P66"><text:soft-page-break/><text:span text:style-name="T14">For example a smart throttle may receive the firmware data file using a USB memory stick plugged into a USB port, and use the user interface of the throttle to select </text:span><text:span text:style-name="T16">the</text:span><text:span text:style-name="T14">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67">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67">Such an automatic firmware update mechanism may also be implemented in a smart throttle (or any other node with sufficient storage) provided by the given manufacturer, if the manufacturer deploys it with the necessary node firmware files.</text:p>
        </text:list-item>
      </text:list>
      <text:h text:style-name="P93" text:outline-level="3">State transitions</text:h>
      <text:p text:style-name="P3">The two states of the node (<text:change text:change-id="ct171375904"/><text:change-start text:change-id="ct171385344"/><text:span text:style-name="T15">Firmware Upgrade</text:span><text:change-end text:change-id="ct171385344"/>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change text:change-id="ct169786496"/><text:change-start text:change-id="ct170667696"/><text:span text:style-name="T15">Firmware Upgrade</text:span><text:change-end text:change-id="ct170667696"/> and Operational states forces the node to emit a Node Initialization Complete message.</text:p>
      <text:p text:style-name="P4">A node that is in <text:change text:change-id="ct171532576"/><text:change-start text:change-id="ct171475488"/><text:span text:style-name="T15">Firmware Upgrade</text:span><text:change-end text:change-id="ct171475488"/> state will appear as inoperational to the customer. Therefore it is important that a node does not accidentally enter this state. In all normal conditions the node shall be in Operating state. <text:span text:style-name="T32">Normal</text:span> condition<text:span text:style-name="T32">s</text:span> <text:span text:style-name="T32">include </text:span>power-cycling the node, and thus the node must reach Operating state upon powering up.</text:p>
      <text:p text:style-name="P4">The exceptions are granted for two purposes:</text:p>
      <text:list xml:id="list4298718503489614535" text:style-name="L6">
        <text:list-item>
          <text:p text:style-name="P68">If the node has its production firmware missing or corrupted, then reaching an <text:span text:style-name="T32">O</text:span>perating state is likely impossible. The node may detect this upon power up and start in <text:change text:change-id="ct140462848"/><text:change-start text:change-id="ct171607824"/><text:span text:style-name="T15">Firmware Upgrade</text:span><text:change-end text:change-id="ct171607824"/>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3">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change text:change-id="ct150991520"/><text:change-start text:change-id="ct170589696"/><text:span text:style-name="T19">Firmware Upgrade</text:span><text:change-end text:change-id="ct170589696"/><text:span text:style-name="T3"> mode, expecting the user to contact the manufacturer and supply a working firmware using the firmware update method.</text:span></text:p>
        </text:list-item>
        <text:list-item>
          <text:p text:style-name="P68">The customer should be able to physically force booting the hardware into <text:change text:change-id="ct121744272"/><text:change-start text:change-id="ct150980944"/><text:span text:style-name="T15">Firmware Upgrade</text:span><text:change-end text:change-id="ct150980944"/> state. In case the production firmware is misbehaving to the extent that entering <text:change text:change-id="ct171623280"/><text:change-start text:change-id="ct154832512"/><text:span text:style-name="T15">Firmware Upgrade</text:span><text:change-end text:change-id="ct154832512"/> state using a Configuration Tool is impossible (e.g. due to a bug in the operating software), this option gives the user a physical recovery mechanism. While not really convenient, as physical access to the node is required, it still allows the user to recover <text:soft-page-break/>“bricked” hardware nodes, so long as the firmware needed for <text:change text:change-id="ct171474064"/><text:change-start text:change-id="ct171586928"/><text:span text:style-name="T15">Firmware Upgrade</text:span><text:change-end text:change-id="ct171586928"/> state is intact. <text:span text:style-name="T13">It is not required by this standard for the node to come with a hardware switch, if the manufacturer decides that this option is not necessary for their hardware.</text:span></text:p>
        </text:list-item>
      </text:list>
      <text:p text:style-name="P4">The remaining state transitions describe how a Configuration Tool may request a node to change to a specific state. Note that the user may also perform these transitions without a <text:span text:style-name="T33">CT</text:span>: to transition from <text:change text:change-id="ct171588944"/><text:change-start text:change-id="ct122744512"/><text:span text:style-name="T15">Firmware Upgrade</text:span><text:change-end text:change-id="ct122744512"/> state to Operating state it is enough to power cycle the node, and to transition into <text:change text:change-id="ct171525200"/><text:change-start text:change-id="ct171530896"/><text:span text:style-name="T15">Firmware Upgrade</text:span><text:change-end text:change-id="ct171530896"/> state, the user may <text:span text:style-name="T3">use the hardware switch while power cycling the node.</text:span></text:p>
      <text:p text:style-name="P5"><text:change text:change-id="ct147387376"/><text:change-start text:change-id="ct146101760"/><text:span text:style-name="T55">T</text:span><text:change-end text:change-id="ct146101760"/>he CT <text:change text:change-id="ct147834240"/><text:change-start text:change-id="ct119067584"/><text:span text:style-name="T55">may</text:span><text:change-end text:change-id="ct119067584"/> detect whether a given node is in <text:change text:change-id="ct150981136"/><text:change-start text:change-id="ct133540144"/><text:span text:style-name="T15">Firmware Upgrade</text:span><text:change-end text:change-id="ct133540144"/> state or in Operating state<text:change-start text:change-id="ct148328624"/> <text:span text:style-name="T55">by examining the Protocol Support Reply</text:span><text:change-end text:change-id="ct148328624"/>. <text:change text:change-id="ct148755552"/><text:change-start text:change-id="ct148760336"/><text:span text:style-name="T55">Nevertheless, for the simplicity of the CT implementation</text:span><text:change-end text:change-id="ct148760336"/><text:change text:change-id="ct150015712"/><text:change-start text:change-id="ct150745312"/><text:span text:style-name="T55"> </text:span><text:change-end text:change-id="ct150745312"/>the state transition is defined in a way that it is legal to request transition to <text:change text:change-id="ct171609376"/><text:change-start text:change-id="ct154832256"/><text:span text:style-name="T15">Firmware Upgrade</text:span><text:change-end text:change-id="ct154832256"/> state even if the node is already in <text:change text:change-id="ct137901440"/><text:change-start text:change-id="ct170698480"/><text:span text:style-name="T15">Firmware Upgrade</text:span><text:change-end text:change-id="ct170698480"/> state, and the CT will receive the same reply to it.</text:p>
      <text:h text:style-name="P94" text:outline-level="3">Data Transfer</text:h>
      <text:p text:style-name="P5">The data transfer is defined as sending a file as-is from the manufacturer to the node. The file must be sent binary-accurately. This allows maximum freedom to the manufacturer in defining the format and contents of the file, <text:span text:style-name="T34">while also keeps the standard and the CT implementation complexity at a minimum. More discussion about the file format is at Section </text:span><text:span text:style-name="T34"><text:bookmark-ref text:reference-format="number" text:ref-name="__RefHeading__7640_1534110011">3.1</text:bookmark-ref></text:span><text:span text:style-name="T34">. The transfer is also required to start at offset zero, because the offsets are not required to match any physical hardware address in the Target Node </text:span><text:span text:style-name="T17">–</text:span><text:span text:style-name="T34">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6">Such a header may cause the Target Node to reject the payload being transmitted, and <text:change-start text:change-id="ct114736128"/><text:span text:style-name="T54">both </text:span><text:change-end text:change-id="ct114736128"/>the <text:change-start text:change-id="ct112510320"/><text:span text:style-name="T54">the </text:span><text:change-end text:change-id="ct112510320"/>Stream <text:change-start text:change-id="ct118243696"/><text:span text:style-name="T54">and the Datagram / Memory Configuration </text:span><text:change-end text:change-id="ct118243696"/>protocol allows this. The target node has to return a Stream Data Abort message to the CT, supplying an error code for the failure<text:change text:change-id="ct121340896"/><text:change-start text:change-id="ct114995312"/>, <text:span text:style-name="T54">or in case of the Datagram-based transfer a Datagram Rejected message or Memory Config</text:span><text:change-end text:change-id="ct114995312"/><text:change-start text:change-id="ct117028672"/><text:span text:style-name="T54">uration Write Reply datagram with the error code. </text:span><text:change-end text:change-id="ct117028672"/><text:s/>The Standard lists a few error codes in Section [Allocations] that may be used to denote common problems. Of course all other standardized error codes may be used, including the general Permanent Error (0x1000) or Temporary Error (0x2000), albeit these may not be very helpful for the end-user.</text:p>
      <text:p text:style-name="P6">If the transfer was aborted, it is possible that the Target Node has an incomplete firmware. In such a case the node may be inoperational, but it shall not be destroyed permanently, even in case of a power loss. Upon power-up the bootloader firmware shall detect that the main firmware is corrupted, and start up in <text:change text:change-id="ct145794224"/><text:change-start text:change-id="ct146691008"/><text:span text:style-name="T15">Firmware Upgrade</text:span><text:change-end text:change-id="ct146691008"/> state.</text:p>
      <text:h text:style-name="Heading_20_1" text:outline-level="1">Background</text:h>
      <text:h text:style-name="P90" text:outline-level="2"><text:bookmark-start text:name="__RefHeading__7640_1534110011"/>Payload content format<text:bookmark-end text:name="__RefHeading__7640_1534110011"/></text:h>
      <text:p text:style-name="P7">The Firmware Upgrade Standard purposefully does not specify anything about the format and contents of the firmware data file. <text:span text:style-name="T4">It is fully up to the manufacturer how the data contents are defined. The only requirement from the protocol is that the bytes be transferred unmodified to the node in </text:span><text:change text:change-id="ct171562752"/><text:change-start text:change-id="ct171557744"/><text:span text:style-name="T20">Firmware Upgrade</text:span><text:change-end text:change-id="ct171557744"/><text:span text:style-name="T4"> state.</text:span></text:p>
      <text:p text:style-name="P7"><text:span text:style-name="T4">Simple implementations may just supply a stream of bytes to be written to the non-volatile memory of the node. Other implementations may add a header describing the hardware name and version with </text:span><text:soft-page-break/><text:span text:style-name="T4">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4"><text:note text:id="ftn1" text:note-class="footnote"><text:note-citation>1</text:note-citation><text:note-body><text:p text:style-name="P57">For example it is valid to have a HEX file be the firmware upgrade data file; the interpretation of the HEX file contents would be up to the receiving node (<text:span text:style-name="T31">i.e.</text:span> the Bootloader firmware). This is not particularly efficient use of bus bandwidth (<text:span text:style-name="T31">since we are transferring 4 bits per byte)</text:span>, but certainly a valid implementation of the standard.</text:p></text:note-body></text:note></text:span><text:span text:style-name="T4">. It is also possible to encode a configuration memory update script inside the firmware upgrade file, if the manufacturer so chooses, and supplies the respective Bootloader with the necessary interpreter.</text:span></text:p>
      <text:p text:style-name="P39">We describe two interesting options, one for its simplicity and another for its security <text:span text:style-name="T46">properties.</text:span></text:p>
      <text:list xml:id="list6462044531901539922" text:style-name="L7">
        <text:list-item>
          <text:p text:style-name="P70">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45">present within the first writable block of the firmware file,</text:span> contains a magic code that identifies the <text:span text:style-name="T45">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71">In the secure option the data bytes are encompassed in a lightweight framing format. Each frame is of the size that can be held in RAM by the node in <text:change text:change-id="ct170661936"/><text:change-start text:change-id="ct171551840"/><text:span text:style-name="T15">Firmware Upgrade</text:span><text:change-end text:change-id="ct171551840"/> state. The frames are suffixed with a cryptographically secure hash that the node in <text:change text:change-id="ct171580528"/><text:change-start text:change-id="ct171558560"/><text:span text:style-name="T15">Firmware Upgrade</text:span><text:change-end text:change-id="ct171558560"/> state verifies before writin<text:span text:style-name="T46">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91" text:outline-level="2">Alternatives considered</text:h>
      <text:h text:style-name="P95" text:outline-level="3">Using Datagram-based Memory Configuration writes</text:h>
      <text:p text:style-name="P43">A valid standards-compliant alternative is to perform the data transfer using datagram-based writes of the Memory Configuration protocol.</text:p>
      <text:p text:style-name="P43"><text:soft-page-break/>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6733021022396481966" text:style-name="L8">
        <text:list-item>
          <text:p text:style-name="P87">&gt; Write request, 8 bytes header</text:p>
        </text:list-item>
        <text:list-item>
          <text:p text:style-name="P88">&gt; Write request, 64 bytes data</text:p>
        </text:list-item>
        <text:list-item>
          <text:p text:style-name="P88">&lt; Datagram received OK, reply pending</text:p>
        </text:list-item>
        <text:list-item>
          <text:p text:style-name="P88">&lt; Write response OK</text:p>
        </text:list-item>
        <text:list-item>
          <text:p text:style-name="P88">&gt; Datagram received OK</text:p>
        </text:list-item>
      </text:list>
      <text:p text:style-name="P44">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9">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9">An undoubted benefit to the datagram-based transfer is that the Datagram Transport is already an adopted standard, whereas Stream Transport is still in draft.<text:change text:change-id="ct119900480"/><text:change text:change-id="ct132983888"/></text:p>
      <text:h text:style-name="P96" text:outline-level="3">Using a directly initiated stream</text:h>
      <text:p text:style-name="P10">It would be possible to eliminate the Memory Configuration protocol from the bootloading process, and allow the Data Transfer to start directly with the Stream Initiate command from the CT to the Target Node.</text:p>
      <text:p text:style-name="P11">The stream content could be identified by a specific stream content UID that is reserved for the Firmware Upgrade protocol.</text:p>
      <text:p text:style-name="P11">The benefit of this implementation is that less code would be needed in the bootloader firmware. This is questionable though, since the Reboot command would still have to be implemented in the Target Node even in <text:change text:change-id="ct170485504"/><text:change-start text:change-id="ct171684624"/><text:span text:style-name="T15">Firmware Upgrade</text:span><text:change-end text:change-id="ct171684624"/> state in order to facilitate the state transition back to Operating state. Defining a custom message for reboot request would create unwanted parallelism in the OpenLCB protocol stack.</text:p>
      <text:h text:style-name="P96" text:outline-level="3">Using custom protocol instead of Memory Configuration</text:h>
      <text:p text:style-name="P10">It would be possible to define custom messages for carrying bootloader data. </text:p>
      <text:p text:style-name="P11">The benefit would be a potentially simpler implementation of the protocol, thus the Bootloader code being smaller.</text:p>
      <text:p text:style-name="P11">However, this messaging protocol would face the exact same requirements and challenges as the Stream protocol, therefore the most likely best solution would be exactly the same. Also, addressed messages on the CAN bus have a payload efficiency of 6 bytes/message, while streams have 7 bytes/message. A custom datagram-based protocol would achieve higher bus efficiency, but at the <text:soft-page-break/>expense of fully implementing the datagram segmentation in the bootloader, which costs more code space than stream reception.</text:p>
      <text:p text:style-name="P11">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97" text:outline-level="3">Using non-OpenLCB messages</text:h>
      <text:p text:style-name="P11">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change text:change-id="ct171549648"/><text:change-start text:change-id="ct121818800"/><text:span text:style-name="T21">Firmware Upgrade</text:span><text:change-end text:change-id="ct121818800"/> mode.</text:p>
      <text:p text:style-name="P41">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98" text:outline-level="3">Using a different bus</text:h>
      <text:p text:style-name="P41">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47">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99" text:outline-level="3">Structured payload content</text:h>
      <text:p text:style-name="P40">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40">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40">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40">A <text:span text:style-name="T49">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49">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40"><text:soft-page-break/>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42">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48"> </text:span><text:span text:style-name="T48"><text:bookmark-ref text:reference-format="number" text:ref-name="__RefHeading__7640_1534110011">3.1</text:bookmark-ref></text:span><text:span text:style-name="T48">.</text:span></text:p>
      <text:h text:style-name="P100" text:outline-level="1">Detailed interaction flow</text:h>
      <text:p text:style-name="P26">This section describes the exact flow of packets between the Configuration Tool and the Target Node. Each message is printed formatted for CAN-bus in GridConnect format for brevity, albeit the protocol is not CAN-specific.</text:p>
      <text:p text:style-name="P26">Legend: </text:p>
      <text:list xml:id="list64981725629234542" text:style-name="L9">
        <text:list-item>
          <text:p text:style-name="P75">&gt; packet: data sent from the CT to the Target Node</text:p>
        </text:list-item>
        <text:list-item>
          <text:p text:style-name="P75">&lt; packet: data sent from the Target Node to CT.</text:p>
        </text:list-item>
        <text:list-item>
          <text:p text:style-name="P75">The Target Node will have alias 0x<text:span text:style-name="T51">4</text:span>AA on the bus, <text:span text:style-name="T51">full node id of 1A.2A.3A.4A.5A.6A</text:span></text:p>
        </text:list-item>
        <text:list-item>
          <text:p text:style-name="P75">The CT node will have alias 0x<text:span text:style-name="T51">3</text:span>CC on the bus.</text:p>
        </text:list-item>
      </text:list>
      <table:table table:name="Table2" table:style-name="Table2">
        <table:table-column table:style-name="Table2.A"/>
        <table:table-column table:style-name="Table2.B"/>
        <table:table-row>
          <table:table-cell table:style-name="Table2.A1" office:value-type="string">
            <text:p text:style-name="P12"><text:span text:style-name="T36">&gt; </text:span>:<text:span text:style-name="T6">X1A4AA3CCN20A</text:span><text:change-start text:change-id="ct120721216"/><text:span text:style-name="T6">1EF</text:span><text:change-end text:change-id="ct120721216"/><text:change text:change-id="ct137025600"/><text:span text:style-name="T6">;</text:span></text:p>
          </table:table-cell>
          <table:table-cell table:style-name="Table2.B1" office:value-type="string">
            <text:p text:style-name="P13">Memory Config datagram: <text:change text:change-id="ct119950640"/><text:change-start text:change-id="ct114089168"/><text:span text:style-name="T54">Freeze Firmware Space (0xEF)</text:span><text:change-end text:change-id="ct114089168"/></text:p>
          </table:table-cell>
        </table:table-row>
        <table:table-row>
          <table:table-cell table:style-name="Table2.A2" office:value-type="string">
            <text:p text:style-name="P49">&lt; :X19A284AAN03CC00;</text:p>
          </table:table-cell>
          <table:table-cell table:style-name="Table2.B2" office:value-type="string">
            <text:p text:style-name="P13">Datagram received OK. This message may be omitted.</text:p>
          </table:table-cell>
        </table:table-row>
        <table:table-row>
          <table:table-cell table:style-name="Table2.A2" office:value-type="string">
            <text:p text:style-name="P49">&lt; :X17<text:span text:style-name="T52">1A24AAN; ...</text:span></text:p>
          </table:table-cell>
          <table:table-cell table:style-name="Table2.B2" office:value-type="string">
            <text:p text:style-name="P54">There may be some alias allocation packets here.</text:p>
          </table:table-cell>
        </table:table-row>
        <table:table-row>
          <table:table-cell table:style-name="Table2.A2" office:value-type="string">
            <text:p text:style-name="P49">&lt; :X191004AAN1A2A3A4A5A6A;</text:p>
          </table:table-cell>
          <table:table-cell table:style-name="Table2.B2" office:value-type="string">
            <text:p text:style-name="P13">Node initialization complete.</text:p>
          </table:table-cell>
        </table:table-row>
        <table:table-row>
          <table:table-cell table:style-name="Table2.A2" office:value-type="string">
            <text:p text:style-name="P50">&gt; :<text:span text:style-name="T52">X1B4AA3CCN202000000000EF;<text:line-break/></text:span>&gt; :<text:span text:style-name="T52">X1D4AA3CCNFF55;</text:span></text:p>
          </table:table-cell>
          <table:table-cell table:style-name="Table2.B2" office:value-type="string">
            <text:p text:style-name="P55">Memory Config datagram: Stream write to space EF, offset 0, source stream id 55.</text:p>
          </table:table-cell>
        </table:table-row>
        <table:table-row>
          <table:table-cell table:style-name="Table2.A2" office:value-type="string">
            <text:p text:style-name="P50">&lt; :X19A284AAN03CC<text:span text:style-name="T53">8</text:span>0;</text:p>
          </table:table-cell>
          <table:table-cell table:style-name="Table2.B2" office:value-type="string">
            <text:p text:style-name="P53">Datagram received OK. <text:span text:style-name="T53">Reply pending.</text:span></text:p>
          </table:table-cell>
        </table:table-row>
        <table:table-row>
          <table:table-cell table:style-name="Table2.A2" office:value-type="string">
            <text:p text:style-name="P51">TODO: finish writeup here</text:p>
          </table:table-cell>
          <table:table-cell table:style-name="Table2.B2" office:value-type="string">
            <text:p text:style-name="Table_20_Contents"/>
          </table:table-cell>
        </table:table-row>
        <table:table-row>
          <table:table-cell table:style-name="Table2.A2" office:value-type="string">
            <text:p text:style-name="P51">&gt;</text:p>
          </table:table-cell>
          <table:table-cell table:style-name="Table2.B2" office:value-type="string">
            <text:p text:style-name="P56">Stream initiate request</text:p>
          </table:table-cell>
        </table:table-row>
        <table:table-row>
          <table:table-cell table:style-name="Table2.A2" office:value-type="string">
            <text:p text:style-name="P51">&lt;</text:p>
          </table:table-cell>
          <table:table-cell table:style-name="Table2.B2" office:value-type="string">
            <text:p text:style-name="P56">Stream initiate reply</text:p>
          </table:table-cell>
        </table:table-row>
        <table:table-row>
          <table:table-cell table:style-name="Table2.A2" office:value-type="string">
            <text:p text:style-name="P51">&gt;</text:p>
          </table:table-cell>
          <table:table-cell table:style-name="Table2.B2" office:value-type="string">
            <text:p text:style-name="P56">Stream data</text:p>
          </table:table-cell>
        </table:table-row>
        <text:soft-page-break/>
        <table:table-row>
          <table:table-cell table:style-name="Table2.A2" office:value-type="string">
            <text:p text:style-name="P51">&lt;</text:p>
          </table:table-cell>
          <table:table-cell table:style-name="Table2.B2" office:value-type="string">
            <text:p text:style-name="P56">Stream continue</text:p>
          </table:table-cell>
        </table:table-row>
        <table:table-row>
          <table:table-cell table:style-name="Table2.A2" office:value-type="string">
            <text:p text:style-name="P51">&gt;</text:p>
          </table:table-cell>
          <table:table-cell table:style-name="Table2.B2" office:value-type="string">
            <text:p text:style-name="P56">Stream close</text:p>
          </table:table-cell>
        </table:table-row>
        <table:table-row>
          <table:table-cell table:style-name="Table2.A2" office:value-type="string">
            <text:p text:style-name="P51">&lt;</text:p>
          </table:table-cell>
          <table:table-cell table:style-name="Table2.B2" office:value-type="string">
            <text:p text:style-name="P56">Memory config write complete</text:p>
          </table:table-cell>
        </table:table-row>
        <table:table-row>
          <table:table-cell table:style-name="Table2.A2" office:value-type="string">
            <text:p text:style-name="P51">&gt;</text:p>
          </table:table-cell>
          <table:table-cell table:style-name="Table2.B2" office:value-type="string">
            <text:p text:style-name="P56">Memory config reboot</text:p>
          </table:table-cell>
        </table:table-row>
        <table:table-row>
          <table:table-cell table:style-name="Table2.A2" office:value-type="string">
            <text:p text:style-name="P12"/>
          </table:table-cell>
          <table:table-cell table:style-name="Table2.B2" office:value-type="string">
            <text:p text:style-name="Table_20_Contents"/>
          </table:table-cell>
        </table:table-row>
      </table:table>
      <text:p text:style-name="P26"/>
      <text:p text:style-name="P78"/>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8"><text:s/>1 Introduction<text:tab/>1</text:p>
          <text:p text:style-name="P59"><text:s/>1.1 Served Use Cases<text:tab/>2</text:p>
          <text:p text:style-name="P59"><text:s/>1.2 Unserved Use Cases<text:tab/>2</text:p>
          <text:p text:style-name="P58"><text:s/>2 Annotations to the Standard<text:tab/>3</text:p>
          <text:p text:style-name="P59"><text:s/>2.1 Introduction<text:tab/>3</text:p>
          <text:p text:style-name="P59"><text:s/>2.2 Intended Use<text:tab/>3</text:p>
          <text:p text:style-name="P59"><text:s/>2.3 References and Context<text:tab/>3</text:p>
          <text:p text:style-name="P59"><text:s/>2.4 Message Formats<text:tab/>3</text:p>
          <text:p text:style-name="P59"><text:s/>2.5 States<text:tab/>3</text:p>
          <text:p text:style-name="P59"><text:s/>2.6 Interactions<text:tab/>3</text:p>
          <text:p text:style-name="P60"><text:s/>2.6.1 Definitions<text:tab/>3</text:p>
          <text:p text:style-name="P60"><text:s/>2.6.2 State transitions<text:tab/>4</text:p>
          <text:p text:style-name="P60"><text:s/>2.6.3 Data Transfer<text:tab/>5</text:p>
          <text:p text:style-name="P58"><text:s/>3 Background<text:tab/>5</text:p>
          <text:p text:style-name="P59"><text:s/>3.1 Alternatives considered<text:tab/>5</text:p>
          <text:p text:style-name="P60"><text:s/>3.1.1 Using Datagram-based Memory Configuration writes<text:tab/>5</text:p>
          <text:p text:style-name="P60"><text:s/>3.1.2 Using a directly initiated stream<text:tab/>6</text:p>
          <text:p text:style-name="P60"><text:s/>3.1.3 Using custom protocol instead of Memory Configuration<text:tab/>6</text:p>
          <text:p text:style-name="P60"><text:s/>3.1.4 Using non-OpenLCB messages<text:tab/>6</text:p>
          <text:p text:style-name="P60"><text:s/>3.1.5 Using a different bus<text:tab/>7</text:p>
          <text:p text:style-name="P60"><text:s/>3.1.6 Structured payload content<text:tab/>7</text:p>
          <text:p text:style-name="P59"><text:s/>3.2 Payload content format<text:tab/>7</text:p>
          <text:p text:style-name="P58"><text:s/>4 Detailed interaction flow<text:tab/>8</text:p>
          <text:p text:style-name="P58"><text:s/>5 Subsection Title<text:tab/>9</text:p>
          <text:p text:style-name="P60"><text:s/>5.1.1 Sub-subsection Title<text:tab/>9</text:p>
          <text:p text:style-name="P58"><text:s/>6 Section Title<text:tab/>10</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officeooo:rsid="00094978"/>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p text:style-name="MP4"><text:span text:style-name="Page_20_Number"><text:span text:style-name="MT3">Copyright 2013.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date style:data-style-name="N75" text:date-value="2016-01-19T18:16:53.152803364">Jan 19,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4">gr</text:span>a<text:span text:style-name="MT4">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6-01-19T18:16:53.156894571">Jan 19, 2016</text:date></text:p>
            </table:table-cell>
            <table:table-cell table:style-name="Table1.C1" office:value-type="string">
              <text:p text:style-name="MP9">Proposal</text:p>
            </table:table-cell>
          </table:table-row>
        </table:table>
        <text:p text:style-name="Header"/>
      </style:header>
      <style:footer>
        <text:p text:style-name="MP10"><text:span text:style-name="Page_20_Number"><text:span text:style-name="MT3">Copyright 2013.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6"><text:date style:data-style-name="N75" text:date-value="2016-01-19T18:16:53.158390740">Jan 19,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1</meta:editing-cycles>
    <meta:editing-duration>P1DT14H7M27S</meta:editing-duration>
    <meta:generator>LibreOffice/4.2.8.2$Linux_X86_64 LibreOffice_project/420m0$Build-2</meta:generator>
    <dc:date>2016-01-19T18:16:53.072567777</dc:date>
    <dc:creator>Balazs Racz</dc:creator>
    <meta:document-statistic meta:table-count="2" meta:image-count="1" meta:object-count="0" meta:page-count="11" meta:paragraph-count="158" meta:word-count="4654" meta:character-count="28753" meta:non-whitespace-character-count="24221"/>
    <meta:user-defined meta:name="Info 1"/>
    <meta:user-defined meta:name="Info 2"/>
    <meta:user-defined meta:name="Info 3"/>
    <meta:user-defined meta:name="Info 4"/>
  </office:meta>
</office:document-meta>
</file>